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UBucket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Bucket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.setValue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RUBucketMap.containsKey( final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RUBucket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RUBucketMap.putAll( Map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BucketMap.get( final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RUBucketMap.remove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RUBucketMap.MRUBuck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Bucket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RUBucketMap.put( final Object key , final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X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BucketMap.getHash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RUBucket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BucketMap.containsValue( final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RUBucketMap.MRUBucketMap( int numBuck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RUBucketMap.remove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RUBucketMap.ke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.X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